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699" calcext:value-type="float">
            <text:p>1.699</text:p>
          </table:table-cell>
          <table:table-cell table:formula="of:=AVERAGE([$'milp-charge-cnt'.C2:.C1001])" office:value-type="float" office:value="0.138" calcext:value-type="float">
            <text:p>0.138</text:p>
          </table:table-cell>
          <table:table-cell table:formula="of:=AVERAGE([$'milp-charge-cnt'.B2:.B1001]; [$'milp-charge-cnt'.C2:.C1001])" office:value-type="float" office:value="0.9185" calcext:value-type="float">
            <text:p>0.9185</text:p>
          </table:table-cell>
          <table:table-cell table:formula="of:=AVERAGE([$'qm-charge-cnt'.B2:.B1001])" office:value-type="float" office:value="0.788" calcext:value-type="float">
            <text:p>0.788</text:p>
          </table:table-cell>
          <table:table-cell table:formula="of:=AVERAGE([$'qm-charge-cnt'.C2:.C1001])" office:value-type="float" office:value="0.441" calcext:value-type="float">
            <text:p>0.441</text:p>
          </table:table-cell>
          <table:table-cell table:formula="of:=AVERAGE([$'qm-charge-cnt'.B2:.B1001]; [$'qm-charge-cnt'.C2:.C1001])" office:value-type="float" office:value="0.6145" calcext:value-type="float">
            <text:p>0.6145</text:p>
          </table:table-cell>
          <table:table-cell table:formula="of:=AVERAGE([$'sa-exhaustive-charge-cnt'.C2:.C1001])" office:value-type="float" office:value="3.197" calcext:value-type="float">
            <text:p>3.197</text:p>
          </table:table-cell>
          <table:table-cell table:formula="of:=AVERAGE([$'sa-exhaustive-charge-cnt'.D2:.D1001])" office:value-type="float" office:value="0.097" calcext:value-type="float">
            <text:p>0.097</text:p>
          </table:table-cell>
          <table:table-cell table:formula="of:=AVERAGE([$'sa-exhaustive-charge-cnt'.C2:.C1001]; [$'sa-exhaustive-charge-cnt'.D2:.D1001])" office:value-type="float" office:value="1.647" calcext:value-type="float">
            <text:p>1.647</text:p>
          </table:table-cell>
          <table:table-cell table:formula="of:=AVERAGE([$'sa-quick-charge-cnt'.C2:.C1001])" office:value-type="float" office:value="2.457" calcext:value-type="float">
            <text:p>2.457</text:p>
          </table:table-cell>
          <table:table-cell table:formula="of:=AVERAGE([$'sa-quick-charge-cnt'.D2:.D1001])" office:value-type="float" office:value="0.124" calcext:value-type="float">
            <text:p>0.124</text:p>
          </table:table-cell>
          <table:table-cell table:formula="of:=AVERAGE([$'sa-quick-charge-cnt'.B2:.B1001]; [$'sa-quick-charge-cnt'.C2:.C1001])" office:value-type="float" office:value="5.941" calcext:value-type="float">
            <text:p>5.9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2" calcext:value-type="float">
            <text:p>2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2" calcext:value-type="float">
            <text:p>2</text:p>
          </table:table-cell>
          <table:table-cell table:style-name="ce6" table:formula="of:=MAX([$'qm-charge-cnt'.C2:.C2003])" office:value-type="float" office:value="1" calcext:value-type="float">
            <text:p>1</text:p>
          </table:table-cell>
          <table:table-cell table:style-name="ce9" table:formula="of:=MAX([$'qm-charge-cnt'.B2:.B1003]; [$'qm-charge-cnt'.C2:.C1003])" office:value-type="float" office:value="2" calcext:value-type="float">
            <text:p>2</text:p>
          </table:table-cell>
          <table:table-cell table:style-name="ce4" table:formula="of:=MAX([$'sa-exhaustive-charge-cnt'.C2:.C2003])" office:value-type="float" office:value="9" calcext:value-type="float">
            <text:p>9</text:p>
          </table:table-cell>
          <table:table-cell table:style-name="ce6" table:formula="of:=MAX([$'sa-exhaustive-charge-cnt'.D2:.D2003])" office:value-type="float" office:value="1" calcext:value-type="float">
            <text:p>1</text:p>
          </table:table-cell>
          <table:table-cell table:style-name="ce9" table:formula="of:=MAX([$'sa-exhaustive-charge-cnt'.C2:.C1003]; [$'sa-exhaustive-charge-cnt'.D2:.D1003])" office:value-type="float" office:value="9" calcext:value-type="float">
            <text:p>9</text:p>
          </table:table-cell>
          <table:table-cell table:style-name="ce4" table:formula="of:=MAX([$'sa-quick-charge-cnt'.C2:.C2003])" office:value-type="float" office:value="7" calcext:value-type="float">
            <text:p>7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7" calcext:value-type="float">
            <text:p>7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0:09:45.018800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10:10:01.957557270</dc:date>
    <meta:editing-duration>PT35M4S</meta:editing-duration>
    <meta:editing-cycles>27</meta:editing-cycles>
    <meta:generator>LibreOffice/24.2.2.2$Linux_X86_64 LibreOffice_project/420$Build-2</meta:generator>
    <meta:document-statistic meta:table-count="5" meta:cell-count="14070" meta:object-count="0"/>
  </office:meta>
</office:document-meta>
</file>